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9.75cm" fo:min-width="299.5cm"/>
    </style:style>
    <style:style style:name="gr2" style:family="graphic" style:parent-style-name="standard">
      <style:graphic-properties draw:fill="solid" draw:fill-color="#00a933" draw:textarea-horizontal-align="justify" draw:textarea-vertical-align="middle" draw:auto-grow-height="false" fo:min-height="9.75cm" fo:min-width="299.5cm"/>
    </style:style>
    <style:style style:name="gr3" style:family="graphic" style:parent-style-name="objectwithoutfill">
      <style:graphic-properties draw:marker-end="Arrowheads_20_1" draw:marker-end-width="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0.323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226.5pt" style:font-size-asian="226.5pt" style:font-size-complex="22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0cm" svg:height="10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0cm" svg:height="10cm" svg:x="301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33.867cm" svg:y1="18.526cm" svg:x2="531.86cm" svg:y2="19.796cm">
          <text:p/>
        </draw:line>
        <draw:frame draw:style-name="gr4" draw:text-style-name="P5" draw:layer="layout" svg:width="146.05cm" svg:height="10.573cm" svg:x="21.574cm" svg:y="16.367cm">
          <draw:text-box>
            <text:p text:style-name="P4"><text:span text:style-name="T1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0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iklos Vajna</meta:initial-creator>
    <meta:creation-date>2020-04-14T15:12:52.435228872</meta:creation-date>
    <dc:date>2020-04-15T17:46:17.716522630</dc:date>
    <meta:editing-duration>PT4M43S</meta:editing-duration>
    <meta:editing-cycles>7</meta:editing-cycles>
    <meta:generator>LibreOfficeDev/7.0.0.0.alpha0$Linux_X86_64 LibreOffice_project/348ccc3cf928f6e4d18e198a64fdbc4517e41eed</meta:generator>
    <dc:creator>Miklos Vajna</dc:creator>
    <meta:document-statistic meta:object-count="4"/>
  </office:meta>
</office:document-meta>
</file>